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gr1" style:family="graphic">
      <style:graphic-properties draw:ole-draw-aspect="1"/>
    </style:style>
  </office:automatic-styles>
  <office:body>
    <office:spreadsheet>
      <table:table table:name="Block-Communication" table:style-name="ta1">
        <table:shapes>
          <draw:frame draw:z-index="0" draw:style-name="gr1" svg:width="6.3031in" svg:height="3.5445in" svg:x="11.163in" svg:y="0.1004in">
            <draw:object draw:notify-on-update-of-ranges="'Block-Communication'.G3:'Block-Communication'.G3 'Block-Communication'.G4:'Block-Communication'.G7 'Block-Communication'.H3:'Block-Communication'.H3 'Block-Communication'.H4:'Block-Communication'.H7 'Block-Communication'.I3:'Block-Communication'.I3 'Block-Communication'.I4:'Block-Communication'.I7 'Block-Communication'.J3:'Block-Communication'.J3 'Block-Communication'.J4:'Block-Communication'.J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31in" svg:height="3.5445in" svg:x="11.1858in" svg:y="3.678in">
            <draw:object draw:notify-on-update-of-ranges="'Block-Communication'.G21:'Block-Communication'.G21 'Block-Communication'.G22:'Block-Communication'.G24 'Block-Communication'.H21:'Block-Communication'.H21 'Block-Communication'.H22:'Block-Communication'.H24 'Block-Communication'.I21:'Block-Communication'.I21 'Block-Communication'.I22:'Block-Communication'.I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31in" svg:height="3.5445in" svg:x="11.1055in" svg:y="7.3in">
            <draw:object draw:notify-on-update-of-ranges="'Block-Communication'.G38:'Block-Communication'.G38 'Block-Communication'.G39:'Block-Communication'.G42 'Block-Communication'.H38:'Block-Communication'.H38 'Block-Communication'.H39:'Block-Communication'.H42 'Block-Communication'.I38:'Block-Communication'.I38 'Block-Communication'.I39:'Block-Communication'.I42 'Block-Communication'.J38:'Block-Communication'.J38 'Block-Communication'.J39:'Block-Communication'.J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031in" svg:height="3.5445in" svg:x="11.1055in" svg:y="11.1555in">
            <draw:object draw:notify-on-update-of-ranges="'Block-Communication'.G68:'Block-Communication'.G68 'Block-Communication'.G69:'Block-Communication'.G71 'Block-Communication'.H68:'Block-Communication'.H68 'Block-Communication'.H69:'Block-Communication'.H71 'Block-Communication'.I68:'Block-Communication'.I68 'Block-Communication'.I69:'Block-Communication'.I71 'Block-Communication'.J68:'Block-Communication'.J68 'Block-Communication'.J69:'Block-Communication'.J7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3031in" svg:height="3.5445in" svg:x="11.0591in" svg:y="14.8996in">
            <draw:object draw:notify-on-update-of-ranges="'Block-Communication'.G78:'Block-Communication'.G78 'Block-Communication'.G79:'Block-Communication'.G81 'Block-Communication'.H78:'Block-Communication'.H78 'Block-Communication'.H79:'Block-Communication'.H81 'Block-Communication'.I78:'Block-Communication'.I78 'Block-Communication'.I79:'Block-Communication'.I81 'Block-Communication'.J78:'Block-Communication'.J78 'Block-Communication'.J79:'Block-Communication'.J8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>
            <text:p>Bulldozer</text:p>
          </table:table-cell>
          <table:table-cell table:number-columns-repeated="9"/>
        </table:table-row>
        <table:table-row table:style-name="ro2">
          <table:table-cell office:value-type="string">
            <text:p>Small</text:p>
          </table:table-cell>
          <table:table-cell office:value-type="string">
            <text:p>grids</text:p>
          </table:table-cell>
          <table:table-cell table:number-columns-repeated="8"/>
        </table:table-row>
        <table:table-row table:style-name="ro2">
          <table:table-cell office:value-type="string">
            <text:p>Weak</text:p>
          </table:table-cell>
          <table:table-cell table:number-columns-repeated="5"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22065">
            <text:p>1.22065</text:p>
          </table:table-cell>
          <table:table-cell office:value-type="float" office:value="0.4925">
            <text:p>0.4925</text:p>
          </table:table-cell>
          <table:table-cell office:value-type="float" office:value="0.331019">
            <text:p>0.331019</text:p>
          </table:table-cell>
          <table:table-cell/>
          <table:table-cell office:value-type="float" office:value="1">
            <text:p>1</text:p>
          </table:table-cell>
          <table:table-cell table:formula="of:=[.C$4]/[.C4]" office:value-type="float" office:value="1">
            <text:p>1</text:p>
          </table:table-cell>
          <table:table-cell table:formula="of:=[.D$4]/[.D4]" office:value-type="float" office:value="1">
            <text:p>1</text:p>
          </table:table-cell>
          <table:table-cell table:formula="of:=[.E$4]/[.E4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.94585">
            <text:p>1.94585</text:p>
          </table:table-cell>
          <table:table-cell office:value-type="float" office:value="0.735522">
            <text:p>0.735522</text:p>
          </table:table-cell>
          <table:table-cell office:value-type="float" office:value="0.50791">
            <text:p>0.50791</text:p>
          </table:table-cell>
          <table:table-cell/>
          <table:table-cell office:value-type="float" office:value="11">
            <text:p>11</text:p>
          </table:table-cell>
          <table:table-cell table:formula="of:=[.C$4]/[.C5]" office:value-type="float" office:value="0.627309402060796">
            <text:p>0.6273094021</text:p>
          </table:table-cell>
          <table:table-cell table:formula="of:=[.D$4]/[.D5]" office:value-type="float" office:value="0.66959247989863">
            <text:p>0.6695924799</text:p>
          </table:table-cell>
          <table:table-cell table:formula="of:=[.E$4]/[.E5]" office:value-type="float" office:value="0.651727668287689">
            <text:p>0.6517276683</text:p>
          </table:table-cell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1.62564">
            <text:p>1.62564</text:p>
          </table:table-cell>
          <table:table-cell office:value-type="float" office:value="0.76641">
            <text:p>0.76641</text:p>
          </table:table-cell>
          <table:table-cell office:value-type="float" office:value="0.520976">
            <text:p>0.520976</text:p>
          </table:table-cell>
          <table:table-cell/>
          <table:table-cell office:value-type="float" office:value="92">
            <text:p>92</text:p>
          </table:table-cell>
          <table:table-cell table:formula="of:=[.C$4]/[.C6]" office:value-type="float" office:value="0.750873502128392">
            <text:p>0.7508735021</text:p>
          </table:table-cell>
          <table:table-cell table:formula="of:=[.D$4]/[.D6]" office:value-type="float" office:value="0.64260643780744">
            <text:p>0.6426064378</text:p>
          </table:table-cell>
          <table:table-cell table:formula="of:=[.E$4]/[.E6]" office:value-type="float" office:value="0.635382436043119">
            <text:p>0.635382436</text:p>
          </table:table-cell>
        </table:table-row>
        <table:table-row table:style-name="ro2">
          <table:table-cell/>
          <table:table-cell office:value-type="float" office:value="821">
            <text:p>821</text:p>
          </table:table-cell>
          <table:table-cell office:value-type="float" office:value="1.65167">
            <text:p>1.65167</text:p>
          </table:table-cell>
          <table:table-cell office:value-type="float" office:value="0.616154">
            <text:p>0.616154</text:p>
          </table:table-cell>
          <table:table-cell office:value-type="float" office:value="0.519231">
            <text:p>0.519231</text:p>
          </table:table-cell>
          <table:table-cell/>
          <table:table-cell office:value-type="float" office:value="821">
            <text:p>821</text:p>
          </table:table-cell>
          <table:table-cell table:formula="of:=[.C$4]/[.C7]" office:value-type="float" office:value="0.739039880847869">
            <text:p>0.7390398808</text:p>
          </table:table-cell>
          <table:table-cell table:formula="of:=[.D$4]/[.D7]" office:value-type="float" office:value="0.799313158723306">
            <text:p>0.7993131587</text:p>
          </table:table-cell>
          <table:table-cell table:formula="of:=[.E$4]/[.E7]" office:value-type="float" office:value="0.637517790732834">
            <text:p>0.6375177907</text:p>
          </table:table-cell>
        </table:table-row>
        <table:table-row table:style-name="ro2" table:number-rows-repeated="13">
          <table:table-cell table:number-columns-repeated="10"/>
        </table:table-row>
        <table:table-row table:style-name="ro2">
          <table:table-cell office:value-type="string">
            <text:p>Strong</text:p>
          </table:table-cell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table:number-columns-repeated="2"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34.335">
            <text:p>134.335</text:p>
          </table:table-cell>
          <table:table-cell office:value-type="float" office:value="47.3621">
            <text:p>47.362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C$22]/[.C22]/([.$B22]/[.$B$22])" office:value-type="float" office:value="1">
            <text:p>1</text:p>
          </table:table-cell>
          <table:table-cell table:formula="of:=[.D$22]/[.D22]/([.$B22]/[.$B$22])"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13.8504">
            <text:p>13.8504</text:p>
          </table:table-cell>
          <table:table-cell office:value-type="float" office:value="5.30792">
            <text:p>5.30792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[.C$22]/[.C23]/([.$B23]/[.$B$22])" office:value-type="float" office:value="1.07766642920862">
            <text:p>1.0776664292</text:p>
          </table:table-cell>
          <table:table-cell table:formula="of:=[.D$22]/[.D23]/([.$B23]/[.$B$22])" office:value-type="float" office:value="0.991434602547807">
            <text:p>0.9914346025</text:p>
          </table:table-cell>
          <table:table-cell/>
        </table:table-row>
        <table:table-row table:style-name="ro2">
          <table:table-cell/>
          <table:table-cell office:value-type="float" office:value="729">
            <text:p>729</text:p>
          </table:table-cell>
          <table:table-cell office:value-type="float" office:value="1.65167">
            <text:p>1.65167</text:p>
          </table:table-cell>
          <table:table-cell office:value-type="float" office:value="0.616154">
            <text:p>0.616154</text:p>
          </table:table-cell>
          <table:table-cell table:number-columns-repeated="2"/>
          <table:table-cell office:value-type="float" office:value="821">
            <text:p>821</text:p>
          </table:table-cell>
          <table:table-cell table:formula="of:=[.C$22]/[.C24]/([.$B24]/[.$B$22])" office:value-type="float" office:value="1.00410904728151">
            <text:p>1.0041090473</text:p>
          </table:table-cell>
          <table:table-cell table:formula="of:=[.D$22]/[.D24]/([.$B24]/[.$B$22])" office:value-type="float" office:value="0.948979125268386">
            <text:p>0.9489791253</text:p>
          </table:table-cell>
          <table:table-cell/>
        </table:table-row>
        <table:table-row table:style-name="ro2" table:number-rows-repeated="12">
          <table:table-cell table:number-columns-repeated="10"/>
        </table:table-row>
        <table:table-row table:style-name="ro2">
          <table:table-cell office:value-type="string">
            <text:p>Larger</text:p>
          </table:table-cell>
          <table:table-cell office:value-type="string">
            <text:p>grids</text:p>
          </table:table-cell>
          <table:table-cell table:number-columns-repeated="8"/>
        </table:table-row>
        <table:table-row table:style-name="ro2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95.3733">
            <text:p>95.3733</text:p>
          </table:table-cell>
          <table:table-cell office:value-type="float" office:value="36.7097">
            <text:p>36.7097</text:p>
          </table:table-cell>
          <table:table-cell office:value-type="float" office:value="26.441">
            <text:p>26.441</text:p>
          </table:table-cell>
          <table:table-cell/>
          <table:table-cell office:value-type="float" office:value="1">
            <text:p>1</text:p>
          </table:table-cell>
          <table:table-cell table:formula="of:=[.C$39]/[.C39]" office:value-type="float" office:value="1">
            <text:p>1</text:p>
          </table:table-cell>
          <table:table-cell table:formula="of:=[.D$39]/[.D39]" office:value-type="float" office:value="1">
            <text:p>1</text:p>
          </table:table-cell>
          <table:table-cell table:formula="of:=[.E$39]/[.E39]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34.335">
            <text:p>134.335</text:p>
          </table:table-cell>
          <table:table-cell office:value-type="float" office:value="47.3621">
            <text:p>47.3621</text:p>
          </table:table-cell>
          <table:table-cell office:value-type="float" office:value="36.6529">
            <text:p>36.6529</text:p>
          </table:table-cell>
          <table:table-cell/>
          <table:table-cell office:value-type="float" office:value="11">
            <text:p>11</text:p>
          </table:table-cell>
          <table:table-cell table:formula="of:=[.C$39]/[.C40]" office:value-type="float" office:value="0.709966129452488">
            <text:p>0.7099661295</text:p>
          </table:table-cell>
          <table:table-cell table:formula="of:=[.D$39]/[.D40]" office:value-type="float" office:value="0.775085986474417">
            <text:p>0.7750859865</text:p>
          </table:table-cell>
          <table:table-cell table:formula="of:=[.E$39]/[.E40]" office:value-type="float" office:value="0.721389030608765">
            <text:p>0.7213890306</text:p>
          </table:table-cell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136.214">
            <text:p>136.214</text:p>
          </table:table-cell>
          <table:table-cell office:value-type="float" office:value="47.79">
            <text:p>47.79</text:p>
          </table:table-cell>
          <table:table-cell office:value-type="float" office:value="37.6393">
            <text:p>37.6393</text:p>
          </table:table-cell>
          <table:table-cell/>
          <table:table-cell office:value-type="float" office:value="92">
            <text:p>92</text:p>
          </table:table-cell>
          <table:table-cell table:formula="of:=[.C$39]/[.C41]" office:value-type="float" office:value="0.700172522648186">
            <text:p>0.7001725226</text:p>
          </table:table-cell>
          <table:table-cell table:formula="of:=[.D$39]/[.D41]" office:value-type="float" office:value="0.76814605566018">
            <text:p>0.7681460557</text:p>
          </table:table-cell>
          <table:table-cell table:formula="of:=[.E$39]/[.E41]" office:value-type="float" office:value="0.702483840028906">
            <text:p>0.70248384</text:p>
          </table:table-cell>
        </table:table-row>
        <table:table-row table:style-name="ro2">
          <table:table-cell/>
          <table:table-cell office:value-type="float" office:value="821">
            <text:p>821</text:p>
          </table:table-cell>
          <table:table-cell/>
          <table:table-cell office:value-type="float" office:value="47.5611">
            <text:p>47.5611</text:p>
          </table:table-cell>
          <table:table-cell office:value-type="float" office:value="37.2111">
            <text:p>37.2111</text:p>
          </table:table-cell>
          <table:table-cell/>
          <table:table-cell office:value-type="float" office:value="821">
            <text:p>821</text:p>
          </table:table-cell>
          <table:table-cell/>
          <table:table-cell table:formula="of:=[.D$39]/[.D42]" office:value-type="float" office:value="0.771842955692782">
            <text:p>0.7718429557</text:p>
          </table:table-cell>
          <table:table-cell table:formula="of:=[.E$39]/[.E42]" office:value-type="float" office:value="0.710567545705448">
            <text:p>0.7105675457</text:p>
          </table:table-cell>
        </table:table-row>
        <table:table-row table:style-name="ro2" table:number-rows-repeated="8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 table:number-rows-repeated="14">
          <table:table-cell table:number-columns-repeated="10"/>
        </table:table-row>
        <table:table-row table:style-name="ro3">
          <table:table-cell table:style-name="ce1" office:value-type="string">
            <text:p>Sandybridge</text:p>
          </table:table-cell>
          <table:table-cell table:number-columns-repeated="9"/>
        </table:table-row>
        <table:table-row table:style-name="ro2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247685">
            <text:p>0.247685</text:p>
          </table:table-cell>
          <table:table-cell office:value-type="float" office:value="0.182037">
            <text:p>0.182037</text:p>
          </table:table-cell>
          <table:table-cell/>
          <table:table-cell office:value-type="float" office:value="1">
            <text:p>1</text:p>
          </table:table-cell>
          <table:table-cell table:formula="of:=[.C$69]/[.C69]" office:value-type="float" office:value="1">
            <text:p>1</text:p>
          </table:table-cell>
          <table:table-cell table:formula="of:=[.D$69]/[.D69]" office:value-type="float" office:value="1">
            <text:p>1</text:p>
          </table:table-cell>
          <table:table-cell table:formula="of:=[.E$69]/[.E69]" office:value-type="float" office:value="1">
            <text:p>1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11">
            <text:p>11</text:p>
          </table:table-cell>
          <table:table-cell office:value-type="float" office:value="0.731385">
            <text:p>0.731385</text:p>
          </table:table-cell>
          <table:table-cell office:value-type="float" office:value="0.285672">
            <text:p>0.285672</text:p>
          </table:table-cell>
          <table:table-cell office:value-type="float" office:value="0.226716">
            <text:p>0.226716</text:p>
          </table:table-cell>
          <table:table-cell/>
          <table:table-cell office:value-type="float" office:value="11">
            <text:p>11</text:p>
          </table:table-cell>
          <table:table-cell table:formula="of:=[.C$69]/[.C70]" office:value-type="float" office:value="0.861379437642282">
            <text:p>0.8613794376</text:p>
          </table:table-cell>
          <table:table-cell table:formula="of:=[.D$69]/[.D70]" office:value-type="float" office:value="0.867025819821333">
            <text:p>0.8670258198</text:p>
          </table:table-cell>
          <table:table-cell table:formula="of:=[.E$69]/[.E70]" office:value-type="float" office:value="0.802929656486529">
            <text:p>0.8029296565</text:p>
          </table:table-cell>
        </table:table-row>
        <table:table-row table:style-name="ro2">
          <table:table-cell office:value-type="float" office:value="4374">
            <text:p>4374</text:p>
          </table:table-cell>
          <table:table-cell office:value-type="float" office:value="92">
            <text:p>92</text:p>
          </table:table-cell>
          <table:table-cell office:value-type="float" office:value="0.698718">
            <text:p>0.698718</text:p>
          </table:table-cell>
          <table:table-cell office:value-type="float" office:value="0.311795">
            <text:p>0.311795</text:p>
          </table:table-cell>
          <table:table-cell office:value-type="float" office:value="0.238537">
            <text:p>0.238537</text:p>
          </table:table-cell>
          <table:table-cell/>
          <table:table-cell office:value-type="float" office:value="92">
            <text:p>92</text:p>
          </table:table-cell>
          <table:table-cell table:formula="of:=[.C$69]/[.C71]" office:value-type="float" office:value="0.901651309970546">
            <text:p>0.90165131</text:p>
          </table:table-cell>
          <table:table-cell table:formula="of:=[.D$69]/[.D71]" office:value-type="float" office:value="0.794384130598631">
            <text:p>0.7943841306</text:p>
          </table:table-cell>
          <table:table-cell table:formula="of:=[.E$69]/[.E71]" office:value-type="float" office:value="0.763139471025459">
            <text:p>0.76313947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Strong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table:number-columns-repeated="3"/>
          <table:table-cell office:value-type="string">
            <text:p>18x18,</text:p>
          </table:table-cell>
          <table:table-cell office:value-type="string">
            <text:p>54x54,</text:p>
          </table:table-cell>
          <table:table-cell/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11">
            <text:p>11</text:p>
          </table:table-cell>
          <table:table-cell office:value-type="float" office:value="60.01">
            <text:p>60.01</text:p>
          </table:table-cell>
          <table:table-cell office:value-type="float" office:value="214.721">
            <text:p>214.72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C$74]/[.C74]/([.$B74]/[.$B$74])" office:value-type="float" office:value="1">
            <text:p>1</text:p>
          </table:table-cell>
          <table:table-cell table:formula="of:=[.D$74]/[.D74]/([.$B74]/[.$B$74]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92">
            <text:p>92</text:p>
          </table:table-cell>
          <table:table-cell office:value-type="float" office:value="6.125">
            <text:p>6.125</text:p>
          </table:table-cell>
          <table:table-cell office:value-type="float" office:value="21.4742">
            <text:p>21.4742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[.C$74]/[.C75]/([.$B75]/[.$B$74])" office:value-type="float" office:value="1.1714463176575">
            <text:p>1.1714463177</text:p>
          </table:table-cell>
          <table:table-cell table:formula="of:=[.D$74]/[.D75]/([.$B75]/[.$B$74])" office:value-type="float" office:value="1.19553524897217">
            <text:p>1.195535249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 office:value-type="float" office:value="4374">
            <text:p>4374</text:p>
          </table:table-cell>
          <table:table-cell office:value-type="float" office:value="1">
            <text:p>1</text:p>
          </table:table-cell>
          <table:table-cell office:value-type="float" office:value="54.6626">
            <text:p>54.6626</text:p>
          </table:table-cell>
          <table:table-cell office:value-type="float" office:value="19.8654">
            <text:p>19.8654</text:p>
          </table:table-cell>
          <table:table-cell office:value-type="float" office:value="15.2041">
            <text:p>15.2041</text:p>
          </table:table-cell>
          <table:table-cell/>
          <table:table-cell office:value-type="float" office:value="1">
            <text:p>1</text:p>
          </table:table-cell>
          <table:table-cell table:formula="of:=[.C$79]/[.C79]" office:value-type="float" office:value="1">
            <text:p>1</text:p>
          </table:table-cell>
          <table:table-cell table:formula="of:=[.D$79]/[.D79]" office:value-type="float" office:value="1">
            <text:p>1</text:p>
          </table:table-cell>
          <table:table-cell table:formula="of:=[.E$79]/[.E79]" office:value-type="float" office:value="1">
            <text:p>1</text:p>
          </table:table-cell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11">
            <text:p>11</text:p>
          </table:table-cell>
          <table:table-cell office:value-type="float" office:value="60.01">
            <text:p>60.01</text:p>
          </table:table-cell>
          <table:table-cell office:value-type="float" office:value="21.4742">
            <text:p>21.4742</text:p>
          </table:table-cell>
          <table:table-cell office:value-type="float" office:value="16.905">
            <text:p>16.905</text:p>
          </table:table-cell>
          <table:table-cell/>
          <table:table-cell office:value-type="float" office:value="11">
            <text:p>11</text:p>
          </table:table-cell>
          <table:table-cell table:formula="of:=[.C$79]/[.C80]" office:value-type="float" office:value="0.91089151808032">
            <text:p>0.9108915181</text:p>
          </table:table-cell>
          <table:table-cell table:formula="of:=[.D$79]/[.D80]" office:value-type="float" office:value="0.92508219165324">
            <text:p>0.9250821917</text:p>
          </table:table-cell>
          <table:table-cell table:formula="of:=[.E$79]/[.E80]" office:value-type="float" office:value="0.89938479739722">
            <text:p>0.8993847974</text:p>
          </table:table-cell>
        </table:table-row>
        <table:table-row table:style-name="ro2">
          <table:table-cell office:value-type="float" office:value="39366">
            <text:p>39366</text:p>
          </table:table-cell>
          <table:table-cell office:value-type="float" office:value="92">
            <text:p>92</text:p>
          </table:table-cell>
          <table:table-cell office:value-type="float" office:value="59.9871">
            <text:p>59.9871</text:p>
          </table:table-cell>
          <table:table-cell office:value-type="float" office:value="21.385">
            <text:p>21.385</text:p>
          </table:table-cell>
          <table:table-cell office:value-type="float" office:value="16.9657">
            <text:p>16.9657</text:p>
          </table:table-cell>
          <table:table-cell/>
          <table:table-cell office:value-type="float" office:value="92">
            <text:p>92</text:p>
          </table:table-cell>
          <table:table-cell table:formula="of:=[.C$79]/[.C81]" office:value-type="float" office:value="0.911239249772034">
            <text:p>0.9112392498</text:p>
          </table:table-cell>
          <table:table-cell table:formula="of:=[.D$79]/[.D81]" office:value-type="float" office:value="0.928940846387655">
            <text:p>0.9289408464</text:p>
          </table:table-cell>
          <table:table-cell table:formula="of:=[.E$79]/[.E81]" office:value-type="float" office:value="0.896166972185056">
            <text:p>0.8961669722</text:p>
          </table:table-cell>
        </table:table-row>
        <table:table-row table:style-name="ro2" table:number-rows-repeated="104849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efault-Communication" table:style-name="ta1">
        <table:shapes>
          <draw:frame draw:z-index="0" draw:style-name="gr1" svg:width="6.2929in" svg:height="3.55in" svg:x="12.7236in" svg:y="9.5264in">
            <draw:object draw:notify-on-update-of-ranges="'Default-Communication'.G68:'Default-Communication'.G68 'Default-Communication'.G69:'Default-Communication'.G71 'Default-Communication'.H68:'Default-Communication'.H68 'Default-Communication'.H69:'Default-Communication'.H71 'Default-Communication'.I68:'Default-Communication'.I68 'Default-Communication'.I69:'Default-Communication'.I71 'Default-Communication'.J68:'Default-Communication'.J68 'Default-Communication'.J69:'Default-Communication'.J7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25in" svg:height="3.539in" svg:x="12.7815in" svg:y="13.3102in">
            <draw:object draw:notify-on-update-of-ranges="'Default-Communication'.G78:'Default-Communication'.G78 'Default-Communication'.G79:'Default-Communication'.G81 'Default-Communication'.H78:'Default-Communication'.H78 'Default-Communication'.H79:'Default-Communication'.H81 'Default-Communication'.I78:'Default-Communication'.I78 'Default-Communication'.I79:'Default-Communication'.I81 'Default-Communication'.J78:'Default-Communication'.J78 'Default-Communication'.J79:'Default-Communication'.J8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4" table:number-rows-repeated="66">
          <table:table-cell table:number-columns-repeated="10"/>
        </table:table-row>
        <table:table-row table:style-name="ro3">
          <table:table-cell table:style-name="ce1" office:value-type="string">
            <text:p>Sandybridge</text:p>
          </table:table-cell>
          <table:table-cell table:number-columns-repeated="9"/>
        </table:table-row>
        <table:table-row table:style-name="ro2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.622037">
            <text:p>0.622037</text:p>
          </table:table-cell>
          <table:table-cell office:value-type="float" office:value="0.248611">
            <text:p>0.248611</text:p>
          </table:table-cell>
          <table:table-cell office:value-type="float" office:value="0.182037">
            <text:p>0.182037</text:p>
          </table:table-cell>
          <table:table-cell/>
          <table:table-cell office:value-type="float" office:value="1">
            <text:p>1</text:p>
          </table:table-cell>
          <table:table-cell table:formula="of:=[.C$69]/[.C69]" office:value-type="float" office:value="1">
            <text:p>1</text:p>
          </table:table-cell>
          <table:table-cell table:formula="of:=[.D$69]/[.D69]" office:value-type="float" office:value="1">
            <text:p>1</text:p>
          </table:table-cell>
          <table:table-cell table:formula="of:=[.E$69]/[.E69]" office:value-type="float" office:value="1">
            <text:p>1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11">
            <text:p>11</text:p>
          </table:table-cell>
          <table:table-cell office:value-type="float" office:value="0.757846">
            <text:p>0.757846</text:p>
          </table:table-cell>
          <table:table-cell office:value-type="float" office:value="0.294328">
            <text:p>0.294328</text:p>
          </table:table-cell>
          <table:table-cell office:value-type="float" office:value="0.230299">
            <text:p>0.230299</text:p>
          </table:table-cell>
          <table:table-cell/>
          <table:table-cell office:value-type="float" office:value="11">
            <text:p>11</text:p>
          </table:table-cell>
          <table:table-cell table:formula="of:=[.C$69]/[.C70]" office:value-type="float" office:value="0.820796045634601">
            <text:p>0.8207960456</text:p>
          </table:table-cell>
          <table:table-cell table:formula="of:=[.D$69]/[.D70]" office:value-type="float" office:value="0.844673289663233">
            <text:p>0.8446732897</text:p>
          </table:table-cell>
          <table:table-cell table:formula="of:=[.E$69]/[.E70]" office:value-type="float" office:value="0.790437648448322">
            <text:p>0.7904376484</text:p>
          </table:table-cell>
        </table:table-row>
        <table:table-row table:style-name="ro2">
          <table:table-cell office:value-type="float" office:value="4374">
            <text:p>4374</text:p>
          </table:table-cell>
          <table:table-cell office:value-type="float" office:value="92">
            <text:p>92</text:p>
          </table:table-cell>
          <table:table-cell office:value-type="float" office:value="1.21667">
            <text:p>1.21667</text:p>
          </table:table-cell>
          <table:table-cell office:value-type="float" office:value="0.529231">
            <text:p>0.529231</text:p>
          </table:table-cell>
          <table:table-cell office:value-type="float" office:value="0.242195">
            <text:p>0.242195</text:p>
          </table:table-cell>
          <table:table-cell/>
          <table:table-cell office:value-type="float" office:value="92">
            <text:p>92</text:p>
          </table:table-cell>
          <table:table-cell table:formula="of:=[.C$69]/[.C71]" office:value-type="float" office:value="0.511261886953734">
            <text:p>0.511261887</text:p>
          </table:table-cell>
          <table:table-cell table:formula="of:=[.D$69]/[.D71]" office:value-type="float" office:value="0.469758952139992">
            <text:p>0.4697589521</text:p>
          </table:table-cell>
          <table:table-cell table:formula="of:=[.E$69]/[.E71]" office:value-type="float" office:value="0.751613369392432">
            <text:p>0.7516133694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Strong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table:number-columns-repeated="3"/>
          <table:table-cell office:value-type="string">
            <text:p>18x18,</text:p>
          </table:table-cell>
          <table:table-cell office:value-type="string">
            <text:p>54x54,</text:p>
          </table:table-cell>
          <table:table-cell/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1">
            <text:p>1</text:p>
          </table:table-cell>
          <table:table-cell/>
          <table:table-cell office:value-type="float" office:value="212.467">
            <text:p>212.46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[.D$74]/[.D74]/([.$B74]/[.$B$74]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9">
            <text:p>9</text:p>
          </table:table-cell>
          <table:table-cell office:value-type="float" office:value="62.5813">
            <text:p>62.5813</text:p>
          </table:table-cell>
          <table:table-cell office:value-type="float" office:value="21.5187">
            <text:p>21.5187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[.C$74]/[.C75]/([.$B75]/[.$B$74])" office:value-type="float" office:value="0">
            <text:p>0</text:p>
          </table:table-cell>
          <table:table-cell table:formula="of:=[.D$74]/[.D75]/([.$B75]/[.$B$74])" office:value-type="float" office:value="1.09706647912952">
            <text:p>1.0970664791</text:p>
          </table:table-cell>
          <table:table-cell/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81">
            <text:p>81</text:p>
          </table:table-cell>
          <table:table-cell office:value-type="float" office:value="9.19917">
            <text:p>9.19917</text:p>
          </table:table-cell>
          <table:table-cell office:value-type="float" office:value="3.94917">
            <text:p>3.94917</text:p>
          </table:table-cell>
          <table:table-cell table:number-columns-repeated="2"/>
          <table:table-cell office:value-type="float" office:value="92">
            <text:p>92</text:p>
          </table:table-cell>
          <table:table-cell table:formula="of:=[.C$74]/[.C76]/([.$B76]/[.$B$74])" office:value-type="float" office:value="0">
            <text:p>0</text:p>
          </table:table-cell>
          <table:table-cell table:formula="of:=[.D$74]/[.D76]/([.$B76]/[.$B$74])" office:value-type="float" office:value="0.664202701508431">
            <text:p>0.6642027015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Weak</text:p>
          </table:table-cell>
          <table:table-cell office:value-type="string">
            <text:p>Scaling</text:p>
          </table:table-cell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  <table:table-cell/>
          <table:table-cell/>
          <table:table-cell office:value-type="string">
            <text:p>18x18,</text:p>
          </table:table-cell>
          <table:table-cell office:value-type="string">
            <text:p>54x54,</text:p>
          </table:table-cell>
          <table:table-cell office:value-type="string">
            <text:p>162x162,</text:p>
          </table:table-cell>
        </table:table-row>
        <table:table-row table:style-name="ro2">
          <table:table-cell office:value-type="float" office:value="4374">
            <text:p>4374</text:p>
          </table:table-cell>
          <table:table-cell office:value-type="float" office:value="1">
            <text:p>1</text:p>
          </table:table-cell>
          <table:table-cell office:value-type="float" office:value="53.4149">
            <text:p>53.4149</text:p>
          </table:table-cell>
          <table:table-cell office:value-type="float" office:value="20.4577">
            <text:p>20.4577</text:p>
          </table:table-cell>
          <table:table-cell office:value-type="float" office:value="15.2005">
            <text:p>15.2005</text:p>
          </table:table-cell>
          <table:table-cell/>
          <table:table-cell office:value-type="float" office:value="1">
            <text:p>1</text:p>
          </table:table-cell>
          <table:table-cell table:formula="of:=[.C$79]/[.C79]" office:value-type="float" office:value="1">
            <text:p>1</text:p>
          </table:table-cell>
          <table:table-cell table:formula="of:=[.D$79]/[.D79]" office:value-type="float" office:value="1">
            <text:p>1</text:p>
          </table:table-cell>
          <table:table-cell table:formula="of:=[.E$79]/[.E79]" office:value-type="float" office:value="1">
            <text:p>1</text:p>
          </table:table-cell>
        </table:table-row>
        <table:table-row table:style-name="ro2">
          <table:table-cell office:value-type="float" office:value="13122">
            <text:p>13122</text:p>
          </table:table-cell>
          <table:table-cell office:value-type="float" office:value="11">
            <text:p>11</text:p>
          </table:table-cell>
          <table:table-cell office:value-type="float" office:value="62.5813">
            <text:p>62.5813</text:p>
          </table:table-cell>
          <table:table-cell office:value-type="float" office:value="21.5187">
            <text:p>21.5187</text:p>
          </table:table-cell>
          <table:table-cell office:value-type="float" office:value="16.8708">
            <text:p>16.8708</text:p>
          </table:table-cell>
          <table:table-cell/>
          <table:table-cell office:value-type="float" office:value="11">
            <text:p>11</text:p>
          </table:table-cell>
          <table:table-cell table:formula="of:=[.C$79]/[.C80]" office:value-type="float" office:value="0.853528130607706">
            <text:p>0.8535281306</text:p>
          </table:table-cell>
          <table:table-cell table:formula="of:=[.D$79]/[.D80]" office:value-type="float" office:value="0.95069404750287">
            <text:p>0.9506940475</text:p>
          </table:table-cell>
          <table:table-cell table:formula="of:=[.E$79]/[.E80]" office:value-type="float" office:value="0.900994617919719">
            <text:p>0.9009946179</text:p>
          </table:table-cell>
        </table:table-row>
        <table:table-row table:style-name="ro2">
          <table:table-cell office:value-type="float" office:value="39366">
            <text:p>39366</text:p>
          </table:table-cell>
          <table:table-cell office:value-type="float" office:value="92">
            <text:p>92</text:p>
          </table:table-cell>
          <table:table-cell office:value-type="float" office:value="94.6014">
            <text:p>94.6014</text:p>
          </table:table-cell>
          <table:table-cell office:value-type="float" office:value="31.5193">
            <text:p>31.5193</text:p>
          </table:table-cell>
          <table:table-cell office:value-type="float" office:value="27.3007">
            <text:p>27.3007</text:p>
          </table:table-cell>
          <table:table-cell/>
          <table:table-cell office:value-type="float" office:value="92">
            <text:p>92</text:p>
          </table:table-cell>
          <table:table-cell table:formula="of:=[.C$79]/[.C81]" office:value-type="float" office:value="0.564631178819764">
            <text:p>0.5646311788</text:p>
          </table:table-cell>
          <table:table-cell table:formula="of:=[.D$79]/[.D81]" office:value-type="float" office:value="0.649053119834514">
            <text:p>0.6490531198</text:p>
          </table:table-cell>
          <table:table-cell table:formula="of:=[.E$79]/[.E81]" office:value-type="float" office:value="0.55678059536935">
            <text:p>0.5567805954</text:p>
          </table:table-cell>
        </table:table-row>
        <table:table-row table:style-name="ro2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0:05:14</meta:creation-date>
    <dc:date>2014-02-20T14:14:36</dc:date>
    <meta:editing-duration>P1DT3H59M</meta:editing-duration>
    <meta:editing-cycles>19</meta:editing-cycles>
    <meta:generator>LibreOffice/3.5$Linux_X86_64 LibreOffice_project/350m1$Build-2</meta:generator>
    <meta:document-statistic meta:table-count="2" meta:cell-count="2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title svg:x="3.979cm" svg:y="0.316cm" chart:style-name="ch2">
          <text:p>Bulldozer - Weak Scaling - 486x486 Grid</text:p>
        </chart:title>
        <chart:legend chart:legend-position="end" svg:x="13.265cm" svg:y="3.705cm" style:legend-expansion="high" chart:style-name="ch3"/>
        <chart:plot-area chart:style-name="ch4" table:cell-range-address="'Block-Communication'.G3:'Block-Communication'.J7" chart:data-source-has-labels="both" svg:x="1.331cm" svg:y="1.635cm" svg:width="11.294cm" svg:height="6.208cm">
          <chartooo:coordinate-region svg:x="2.058cm" svg:y="1.835cm" svg:width="10.287cm" svg:height="5.361cm"/>
          <chart:axis chart:dimension="x" chart:name="primary-x" chart:style-name="ch5" chartooo:axis-type="auto">
            <chartooo:date-scale/>
            <chart:title svg:x="6.127cm" svg:y="8.023cm" chart:style-name="ch6">
              <text:p>Processes</text:p>
            </chart:title>
            <chart:categories table:cell-range-address="'Block-Communication'.G4:'Block-Communication'.G7"/>
          </chart:axis>
          <chart:axis chart:dimension="y" chart:name="primary-y" chart:style-name="ch5">
            <chart:title svg:x="0.451cm" svg:y="5.471cm" chart:style-name="ch7">
              <text:p>Efficiency</text:p>
            </chart:title>
            <chart:grid chart:style-name="ch8" chart:class="major"/>
          </chart:axis>
          <chart:series chart:style-name="ch9" chart:values-cell-range-address="'Block-Communication'.H4:'Block-Communication'.H7" chart:label-cell-address="'Block-Communication'.H3:'Block-Communication'.H3" chart:class="chart:line">
            <chart:data-point chart:repeated="4"/>
          </chart:series>
          <chart:series chart:style-name="ch10" chart:values-cell-range-address="'Block-Communication'.I4:'Block-Communication'.I7" chart:label-cell-address="'Block-Communication'.I3:'Block-Communication'.I3" chart:class="chart:line">
            <chart:data-point chart:repeated="4"/>
          </chart:series>
          <chart:series chart:style-name="ch11" chart:values-cell-range-address="'Block-Communication'.J4:'Block-Communication'.J7" chart:label-cell-address="'Block-Communication'.J3:'Block-Communication'.J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Block-Communication'.H3:'Block-Communication'.H3</svg:desc>
                </draw:g>
              </table:table-cell>
              <table:table-cell office:value-type="string">
                <text:p>54x54,</text:p>
                <draw:g>
                  <svg:desc>'Block-Communication'.I3:'Block-Communication'.I3</svg:desc>
                </draw:g>
              </table:table-cell>
              <table:table-cell office:value-type="string">
                <text:p>162x162,</text:p>
                <draw:g>
                  <svg:desc>'Block-Communication'.J3:'Block-Communication'.J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lock-Communication'.G4:'Block-Communication'.G7</svg:desc>
                </draw:g>
              </table:table-cell>
              <table:table-cell office:value-type="float" office:value="1">
                <text:p>1</text:p>
                <draw:g>
                  <svg:desc>'Block-Communication'.H4:'Block-Communication'.H7</svg:desc>
                </draw:g>
              </table:table-cell>
              <table:table-cell office:value-type="float" office:value="1">
                <text:p>1</text:p>
                <draw:g>
                  <svg:desc>'Block-Communication'.I4:'Block-Communication'.I7</svg:desc>
                </draw:g>
              </table:table-cell>
              <table:table-cell office:value-type="float" office:value="1">
                <text:p>1</text:p>
                <draw:g>
                  <svg:desc>'Block-Communication'.J4:'Block-Communication'.J7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27309402060796">
                <text:p>0.627309402060796</text:p>
              </table:table-cell>
              <table:table-cell office:value-type="float" office:value="0.66959247989863">
                <text:p>0.66959247989863</text:p>
              </table:table-cell>
              <table:table-cell office:value-type="float" office:value="0.651727668287689">
                <text:p>0.65172766828768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750873502128392">
                <text:p>0.750873502128392</text:p>
              </table:table-cell>
              <table:table-cell office:value-type="float" office:value="0.64260643780744">
                <text:p>0.64260643780744</text:p>
              </table:table-cell>
              <table:table-cell office:value-type="float" office:value="0.635382436043119">
                <text:p>0.635382436043119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.739039880847869">
                <text:p>0.739039880847869</text:p>
              </table:table-cell>
              <table:table-cell office:value-type="float" office:value="0.799313158723306">
                <text:p>0.799313158723306</text:p>
              </table:table-cell>
              <table:table-cell office:value-type="float" office:value="0.637517790732834">
                <text:p>0.637517790732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title svg:x="3.437cm" svg:y="0.316cm" chart:style-name="ch2">
          <text:p>Bulldozer - Strong Scaling - 13122x13122 Grid</text:p>
        </chart:title>
        <chart:legend chart:legend-position="end" svg:x="13.635cm" svg:y="3.954cm" style:legend-expansion="high" chart:style-name="ch3"/>
        <chart:plot-area chart:style-name="ch4" table:cell-range-address="'Block-Communication'.G21:'Block-Communication'.I24" chart:data-source-has-labels="both" svg:x="1.331cm" svg:y="1.635cm" svg:width="11.664cm" svg:height="6.208cm">
          <chartooo:coordinate-region svg:x="2.243cm" svg:y="1.835cm" svg:width="10.473cm" svg:height="5.362cm"/>
          <chart:axis chart:dimension="x" chart:name="primary-x" chart:style-name="ch5" chartooo:axis-type="auto">
            <chartooo:date-scale/>
            <chart:title svg:x="6.312cm" svg:y="8.023cm" chart:style-name="ch6">
              <text:p>Processes</text:p>
            </chart:title>
            <chart:categories table:cell-range-address="'Block-Communication'.G22:'Block-Communication'.G24"/>
          </chart:axis>
          <chart:axis chart:dimension="y" chart:name="primary-y" chart:style-name="ch5">
            <chart:title svg:x="0.451cm" svg:y="5.471cm" chart:style-name="ch7">
              <text:p>Efficiency</text:p>
            </chart:title>
            <chart:grid chart:style-name="ch8" chart:class="major"/>
          </chart:axis>
          <chart:series chart:style-name="ch9" chart:values-cell-range-address="'Block-Communication'.H22:'Block-Communication'.H24" chart:label-cell-address="'Block-Communication'.H21:'Block-Communication'.H21" chart:class="chart:line">
            <chart:data-point chart:repeated="3"/>
          </chart:series>
          <chart:series chart:style-name="ch10" chart:values-cell-range-address="'Block-Communication'.I22:'Block-Communication'.I24" chart:label-cell-address="'Block-Communication'.I21:'Block-Communication'.I2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Block-Communication'.H21:'Block-Communication'.H21</svg:desc>
                </draw:g>
              </table:table-cell>
              <table:table-cell office:value-type="string">
                <text:p>54x54,</text:p>
                <draw:g>
                  <svg:desc>'Block-Communication'.I21:'Block-Communication'.I2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'Block-Communication'.G22:'Block-Communication'.G24</svg:desc>
                </draw:g>
              </table:table-cell>
              <table:table-cell office:value-type="float" office:value="1">
                <text:p>1</text:p>
                <draw:g>
                  <svg:desc>'Block-Communication'.H22:'Block-Communication'.H24</svg:desc>
                </draw:g>
              </table:table-cell>
              <table:table-cell office:value-type="float" office:value="1">
                <text:p>1</text:p>
                <draw:g>
                  <svg:desc>'Block-Communication'.I22:'Block-Communication'.I24</svg:desc>
                </draw:g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.07766642920862">
                <text:p>1.07766642920862</text:p>
              </table:table-cell>
              <table:table-cell office:value-type="float" office:value="0.991434602547807">
                <text:p>0.991434602547807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.00410904728151">
                <text:p>1.00410904728151</text:p>
              </table:table-cell>
              <table:table-cell office:value-type="float" office:value="0.948979125268386">
                <text:p>0.948979125268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title svg:x="3.741cm" svg:y="0.316cm" chart:style-name="ch2">
          <text:p>Bulldozer - Weak Scaling - 4374x4374 Grid</text:p>
        </chart:title>
        <chart:legend chart:legend-position="end" svg:x="13.265cm" svg:y="3.705cm" style:legend-expansion="high" chart:style-name="ch3"/>
        <chart:plot-area chart:style-name="ch4" table:cell-range-address="'Block-Communication'.G38:'Block-Communication'.J42" chart:data-source-has-labels="both" svg:x="1.331cm" svg:y="1.635cm" svg:width="11.294cm" svg:height="6.208cm">
          <chartooo:coordinate-region svg:x="2.058cm" svg:y="1.835cm" svg:width="10.287cm" svg:height="5.361cm"/>
          <chart:axis chart:dimension="x" chart:name="primary-x" chart:style-name="ch5" chartooo:axis-type="auto">
            <chartooo:date-scale/>
            <chart:title svg:x="6.127cm" svg:y="8.023cm" chart:style-name="ch6">
              <text:p>Processes</text:p>
            </chart:title>
            <chart:categories table:cell-range-address="'Block-Communication'.G39:'Block-Communication'.G42"/>
          </chart:axis>
          <chart:axis chart:dimension="y" chart:name="primary-y" chart:style-name="ch5">
            <chart:title svg:x="0.451cm" svg:y="5.471cm" chart:style-name="ch7">
              <text:p>Efficiency</text:p>
            </chart:title>
            <chart:grid chart:style-name="ch8" chart:class="major"/>
          </chart:axis>
          <chart:series chart:style-name="ch9" chart:values-cell-range-address="'Block-Communication'.H39:'Block-Communication'.H42" chart:label-cell-address="'Block-Communication'.H38:'Block-Communication'.H38" chart:class="chart:line">
            <chart:data-point chart:repeated="4"/>
          </chart:series>
          <chart:series chart:style-name="ch10" chart:values-cell-range-address="'Block-Communication'.I39:'Block-Communication'.I42" chart:label-cell-address="'Block-Communication'.I38:'Block-Communication'.I38" chart:class="chart:line">
            <chart:data-point chart:repeated="4"/>
          </chart:series>
          <chart:series chart:style-name="ch11" chart:values-cell-range-address="'Block-Communication'.J39:'Block-Communication'.J42" chart:label-cell-address="'Block-Communication'.J38:'Block-Communication'.J3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Block-Communication'.H38:'Block-Communication'.H38</svg:desc>
                </draw:g>
              </table:table-cell>
              <table:table-cell office:value-type="string">
                <text:p>54x54,</text:p>
                <draw:g>
                  <svg:desc>'Block-Communication'.I38:'Block-Communication'.I38</svg:desc>
                </draw:g>
              </table:table-cell>
              <table:table-cell office:value-type="string">
                <text:p>162x162,</text:p>
                <draw:g>
                  <svg:desc>'Block-Communication'.J38:'Block-Communication'.J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lock-Communication'.G39:'Block-Communication'.G42</svg:desc>
                </draw:g>
              </table:table-cell>
              <table:table-cell office:value-type="float" office:value="1">
                <text:p>1</text:p>
                <draw:g>
                  <svg:desc>'Block-Communication'.H39:'Block-Communication'.H42</svg:desc>
                </draw:g>
              </table:table-cell>
              <table:table-cell office:value-type="float" office:value="1">
                <text:p>1</text:p>
                <draw:g>
                  <svg:desc>'Block-Communication'.I39:'Block-Communication'.I42</svg:desc>
                </draw:g>
              </table:table-cell>
              <table:table-cell office:value-type="float" office:value="1">
                <text:p>1</text:p>
                <draw:g>
                  <svg:desc>'Block-Communication'.J39:'Block-Communication'.J4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09966129452488">
                <text:p>0.709966129452488</text:p>
              </table:table-cell>
              <table:table-cell office:value-type="float" office:value="0.775085986474417">
                <text:p>0.775085986474417</text:p>
              </table:table-cell>
              <table:table-cell office:value-type="float" office:value="0.721389030608765">
                <text:p>0.721389030608765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700172522648186">
                <text:p>0.700172522648186</text:p>
              </table:table-cell>
              <table:table-cell office:value-type="float" office:value="0.76814605566018">
                <text:p>0.76814605566018</text:p>
              </table:table-cell>
              <table:table-cell office:value-type="float" office:value="0.702483840028906">
                <text:p>0.702483840028906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0.771842955692782">
                <text:p>0.771842955692782</text:p>
              </table:table-cell>
              <table:table-cell office:value-type="float" office:value="0.710567545705448">
                <text:p>0.710567545705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scatter" chart:style-name="ch1">
        <chart:title svg:x="3.635cm" svg:y="0.316cm" chart:style-name="ch2">
          <text:p>Sandybridge - Weak Scaling - 486x486 Grid</text:p>
        </chart:title>
        <chart:legend chart:legend-position="end" svg:x="13.265cm" svg:y="3.705cm" style:legend-expansion="high" chart:style-name="ch3"/>
        <chart:plot-area chart:style-name="ch4" table:cell-range-address="'Block-Communication'.G68:'Block-Communication'.J71" chart:data-source-has-labels="both" svg:x="1.331cm" svg:y="1.635cm" svg:width="11.294cm" svg:height="6.208cm">
          <chartooo:coordinate-region svg:x="2.058cm" svg:y="1.835cm" svg:width="10.287cm" svg:height="5.361cm"/>
          <chart:axis chart:dimension="x" chart:name="primary-x" chart:style-name="ch5" chartooo:axis-type="auto">
            <chart:title svg:x="6.127cm" svg:y="8.023cm" chart:style-name="ch6">
              <text:p>Processes</text:p>
            </chart:title>
            <chart:categories table:cell-range-address="'Block-Communication'.G69:'Block-Communication'.G71"/>
          </chart:axis>
          <chart:axis chart:dimension="y" chart:name="primary-y" chart:style-name="ch7">
            <chart:title svg:x="0.451cm" svg:y="5.471cm" chart:style-name="ch8">
              <text:p>Efficiency</text:p>
            </chart:title>
            <chart:grid chart:style-name="ch9" chart:class="major"/>
          </chart:axis>
          <chart:series chart:style-name="ch10" chart:values-cell-range-address="'Block-Communication'.H69:'Block-Communication'.H71" chart:label-cell-address="'Block-Communication'.H68:'Block-Communication'.H68" chart:class="chart:scatter">
            <chart:domain table:cell-range-address="'Block-Communication'.G69:'Block-Communication'.G71"/>
            <chart:data-point chart:repeated="3"/>
          </chart:series>
          <chart:series chart:style-name="ch11" chart:values-cell-range-address="'Block-Communication'.I69:'Block-Communication'.I71" chart:label-cell-address="'Block-Communication'.I68:'Block-Communication'.I68" chart:class="chart:scatter">
            <chart:data-point chart:repeated="3"/>
          </chart:series>
          <chart:series chart:style-name="ch12" chart:values-cell-range-address="'Block-Communication'.J69:'Block-Communication'.J71" chart:label-cell-address="'Block-Communication'.J68:'Block-Communication'.J68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Block-Communication'.H68:'Block-Communication'.H68</svg:desc>
                </draw:g>
              </table:table-cell>
              <table:table-cell office:value-type="string">
                <text:p>54x54,</text:p>
                <draw:g>
                  <svg:desc>'Block-Communication'.I68:'Block-Communication'.I68</svg:desc>
                </draw:g>
              </table:table-cell>
              <table:table-cell office:value-type="string">
                <text:p>162x162,</text:p>
                <draw:g>
                  <svg:desc>'Block-Communication'.J68:'Block-Communication'.J6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lock-Communication'.G69:'Block-Communication'.G71</svg:desc>
                </draw:g>
              </table:table-cell>
              <table:table-cell office:value-type="float" office:value="1">
                <text:p>1</text:p>
                <draw:g>
                  <svg:desc>'Block-Communication'.H69:'Block-Communication'.H71</svg:desc>
                </draw:g>
              </table:table-cell>
              <table:table-cell office:value-type="float" office:value="1">
                <text:p>1</text:p>
                <draw:g>
                  <svg:desc>'Block-Communication'.I69:'Block-Communication'.I71</svg:desc>
                </draw:g>
              </table:table-cell>
              <table:table-cell office:value-type="float" office:value="1">
                <text:p>1</text:p>
                <draw:g>
                  <svg:desc>'Block-Communication'.J69:'Block-Communication'.J71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61379437642282">
                <text:p>0.861379437642282</text:p>
              </table:table-cell>
              <table:table-cell office:value-type="float" office:value="0.867025819821333">
                <text:p>0.867025819821333</text:p>
              </table:table-cell>
              <table:table-cell office:value-type="float" office:value="0.802929656486529">
                <text:p>0.80292965648652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01651309970546">
                <text:p>0.901651309970546</text:p>
              </table:table-cell>
              <table:table-cell office:value-type="float" office:value="0.794384130598631">
                <text:p>0.794384130598631</text:p>
              </table:table-cell>
              <table:table-cell office:value-type="float" office:value="0.763139471025459">
                <text:p>0.7631394710254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4cm" xlink:href=".." xlink:type="simple" chart:class="chart:line" chart:style-name="ch1">
        <chart:title svg:x="3.397cm" svg:y="0.316cm" chart:style-name="ch2">
          <text:p>Sandybridge - Weak Scaling - 4374x4374 Grid</text:p>
        </chart:title>
        <chart:legend chart:legend-position="end" svg:x="13.265cm" svg:y="3.705cm" style:legend-expansion="high" chart:style-name="ch3"/>
        <chart:plot-area chart:style-name="ch4" table:cell-range-address="'Block-Communication'.G78:'Block-Communication'.J81" chart:data-source-has-labels="both" svg:x="1.331cm" svg:y="1.635cm" svg:width="11.294cm" svg:height="6.208cm">
          <chartooo:coordinate-region svg:x="2.243cm" svg:y="1.834cm" svg:width="10.195cm" svg:height="5.362cm"/>
          <chart:axis chart:dimension="x" chart:name="primary-x" chart:style-name="ch5" chartooo:axis-type="auto">
            <chartooo:date-scale/>
            <chart:title svg:x="6.127cm" svg:y="8.023cm" chart:style-name="ch6">
              <text:p>Processes</text:p>
            </chart:title>
            <chart:categories table:cell-range-address="'Block-Communication'.G79:'Block-Communication'.G81"/>
          </chart:axis>
          <chart:axis chart:dimension="y" chart:name="primary-y" chart:style-name="ch5">
            <chart:title svg:x="0.451cm" svg:y="5.471cm" chart:style-name="ch7">
              <text:p>Efficiency</text:p>
            </chart:title>
            <chart:grid chart:style-name="ch8" chart:class="major"/>
          </chart:axis>
          <chart:series chart:style-name="ch9" chart:values-cell-range-address="'Block-Communication'.H79:'Block-Communication'.H81" chart:label-cell-address="'Block-Communication'.H78:'Block-Communication'.H78" chart:class="chart:line">
            <chart:data-point chart:repeated="3"/>
          </chart:series>
          <chart:series chart:style-name="ch10" chart:values-cell-range-address="'Block-Communication'.I79:'Block-Communication'.I81" chart:label-cell-address="'Block-Communication'.I78:'Block-Communication'.I78" chart:class="chart:line">
            <chart:data-point chart:repeated="3"/>
          </chart:series>
          <chart:series chart:style-name="ch11" chart:values-cell-range-address="'Block-Communication'.J79:'Block-Communication'.J81" chart:label-cell-address="'Block-Communication'.J78:'Block-Communication'.J7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Block-Communication'.H78:'Block-Communication'.H78</svg:desc>
                </draw:g>
              </table:table-cell>
              <table:table-cell office:value-type="string">
                <text:p>54x54,</text:p>
                <draw:g>
                  <svg:desc>'Block-Communication'.I78:'Block-Communication'.I78</svg:desc>
                </draw:g>
              </table:table-cell>
              <table:table-cell office:value-type="string">
                <text:p>162x162,</text:p>
                <draw:g>
                  <svg:desc>'Block-Communication'.J78:'Block-Communication'.J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Block-Communication'.G79:'Block-Communication'.G81</svg:desc>
                </draw:g>
              </table:table-cell>
              <table:table-cell office:value-type="float" office:value="1">
                <text:p>1</text:p>
                <draw:g>
                  <svg:desc>'Block-Communication'.H79:'Block-Communication'.H81</svg:desc>
                </draw:g>
              </table:table-cell>
              <table:table-cell office:value-type="float" office:value="1">
                <text:p>1</text:p>
                <draw:g>
                  <svg:desc>'Block-Communication'.I79:'Block-Communication'.I81</svg:desc>
                </draw:g>
              </table:table-cell>
              <table:table-cell office:value-type="float" office:value="1">
                <text:p>1</text:p>
                <draw:g>
                  <svg:desc>'Block-Communication'.J79:'Block-Communication'.J81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91089151808032">
                <text:p>0.91089151808032</text:p>
              </table:table-cell>
              <table:table-cell office:value-type="float" office:value="0.92508219165324">
                <text:p>0.92508219165324</text:p>
              </table:table-cell>
              <table:table-cell office:value-type="float" office:value="0.89938479739722">
                <text:p>0.8993847973972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911239249772034">
                <text:p>0.911239249772034</text:p>
              </table:table-cell>
              <table:table-cell office:value-type="float" office:value="0.928940846387655">
                <text:p>0.928940846387655</text:p>
              </table:table-cell>
              <table:table-cell office:value-type="float" office:value="0.896166972185056">
                <text:p>0.8961669721850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5cm" svg:height="9.018cm" xlink:href=".." xlink:type="simple" chart:class="chart:line" chart:style-name="ch1">
        <chart:title svg:x="3.622cm" svg:y="0.316cm" chart:style-name="ch2">
          <text:p>Sandybridge - Weak Scaling - 486x486 Grid</text:p>
        </chart:title>
        <chart:legend chart:legend-position="end" svg:x="13.239cm" svg:y="3.712cm" style:legend-expansion="high" chart:style-name="ch3"/>
        <chart:plot-area chart:style-name="ch4" table:cell-range-address="'Default-Communication'.G68:'Default-Communication'.J71" chart:data-source-has-labels="both" svg:x="1.33cm" svg:y="1.635cm" svg:width="11.271cm" svg:height="6.222cm">
          <chartooo:coordinate-region svg:x="2.057cm" svg:y="1.835cm" svg:width="10.357cm" svg:height="5.375cm"/>
          <chart:axis chart:dimension="x" chart:name="primary-x" chart:style-name="ch5" chartooo:axis-type="auto">
            <chartooo:date-scale/>
            <chart:title svg:x="6.114cm" svg:y="8.037cm" chart:style-name="ch6">
              <text:p>Processes</text:p>
            </chart:title>
            <chart:categories table:cell-range-address="'Default-Communication'.G69:'Default-Communication'.G71"/>
          </chart:axis>
          <chart:axis chart:dimension="y" chart:name="primary-y" chart:style-name="ch5">
            <chart:title svg:x="0.451cm" svg:y="5.478cm" chart:style-name="ch7">
              <text:p>Efficiency</text:p>
            </chart:title>
            <chart:grid chart:style-name="ch8" chart:class="major"/>
          </chart:axis>
          <chart:series chart:style-name="ch9" chart:values-cell-range-address="'Default-Communication'.H69:'Default-Communication'.H71" chart:label-cell-address="'Default-Communication'.H68:'Default-Communication'.H68" chart:class="chart:line">
            <chart:data-point chart:repeated="3"/>
          </chart:series>
          <chart:series chart:style-name="ch10" chart:values-cell-range-address="'Default-Communication'.I69:'Default-Communication'.I71" chart:label-cell-address="'Default-Communication'.I68:'Default-Communication'.I68" chart:class="chart:line">
            <chart:data-point chart:repeated="3"/>
          </chart:series>
          <chart:series chart:style-name="ch11" chart:values-cell-range-address="'Default-Communication'.J69:'Default-Communication'.J71" chart:label-cell-address="'Default-Communication'.J68:'Default-Communication'.J6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Default-Communication'.H68:'Default-Communication'.H68</svg:desc>
                </draw:g>
              </table:table-cell>
              <table:table-cell office:value-type="string">
                <text:p>54x54,</text:p>
                <draw:g>
                  <svg:desc>'Default-Communication'.I68:'Default-Communication'.I68</svg:desc>
                </draw:g>
              </table:table-cell>
              <table:table-cell office:value-type="string">
                <text:p>162x162,</text:p>
                <draw:g>
                  <svg:desc>'Default-Communication'.J68:'Default-Communication'.J6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efault-Communication'.G69:'Default-Communication'.G71</svg:desc>
                </draw:g>
              </table:table-cell>
              <table:table-cell office:value-type="float" office:value="1">
                <text:p>1</text:p>
                <draw:g>
                  <svg:desc>'Default-Communication'.H69:'Default-Communication'.H71</svg:desc>
                </draw:g>
              </table:table-cell>
              <table:table-cell office:value-type="float" office:value="1">
                <text:p>1</text:p>
                <draw:g>
                  <svg:desc>'Default-Communication'.I69:'Default-Communication'.I71</svg:desc>
                </draw:g>
              </table:table-cell>
              <table:table-cell office:value-type="float" office:value="1">
                <text:p>1</text:p>
                <draw:g>
                  <svg:desc>'Default-Communication'.J69:'Default-Communication'.J71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20796045634601">
                <text:p>0.820796045634601</text:p>
              </table:table-cell>
              <table:table-cell office:value-type="float" office:value="0.844673289663233">
                <text:p>0.844673289663233</text:p>
              </table:table-cell>
              <table:table-cell office:value-type="float" office:value="0.790437648448322">
                <text:p>0.79043764844832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511261886953734">
                <text:p>0.511261886953734</text:p>
              </table:table-cell>
              <table:table-cell office:value-type="float" office:value="0.469758952139992">
                <text:p>0.469758952139992</text:p>
              </table:table-cell>
              <table:table-cell office:value-type="float" office:value="0.751613369392432">
                <text:p>0.7516133693924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8.99cm" xlink:href=".." xlink:type="simple" chart:class="chart:line" chart:style-name="ch1">
        <chart:title svg:x="3.384cm" svg:y="0.315cm" chart:style-name="ch2">
          <text:p>Sandybridge - Weak Scaling - 4374x4374 Grid</text:p>
        </chart:title>
        <chart:legend chart:legend-position="end" svg:x="13.238cm" svg:y="3.698cm" style:legend-expansion="high" chart:style-name="ch3"/>
        <chart:plot-area chart:style-name="ch4" table:cell-range-address="'Default-Communication'.G78:'Default-Communication'.J81" chart:data-source-has-labels="both" svg:x="1.33cm" svg:y="1.631cm" svg:width="11.27cm" svg:height="6.199cm">
          <chartooo:coordinate-region svg:x="2.057cm" svg:y="1.831cm" svg:width="10.356cm" svg:height="5.352cm"/>
          <chart:axis chart:dimension="x" chart:name="primary-x" chart:style-name="ch5" chartooo:axis-type="auto">
            <chartooo:date-scale/>
            <chart:title svg:x="6.114cm" svg:y="8.009cm" chart:style-name="ch6">
              <text:p>Processes</text:p>
            </chart:title>
            <chart:categories table:cell-range-address="'Default-Communication'.G79:'Default-Communication'.G81"/>
          </chart:axis>
          <chart:axis chart:dimension="y" chart:name="primary-y" chart:style-name="ch5">
            <chart:title svg:x="0.451cm" svg:y="5.462cm" chart:style-name="ch7">
              <text:p>Efficiency</text:p>
            </chart:title>
            <chart:grid chart:style-name="ch8" chart:class="major"/>
          </chart:axis>
          <chart:series chart:style-name="ch9" chart:values-cell-range-address="'Default-Communication'.H79:'Default-Communication'.H81" chart:label-cell-address="'Default-Communication'.H78:'Default-Communication'.H78" chart:class="chart:line">
            <chart:data-point chart:repeated="3"/>
          </chart:series>
          <chart:series chart:style-name="ch10" chart:values-cell-range-address="'Default-Communication'.I79:'Default-Communication'.I81" chart:label-cell-address="'Default-Communication'.I78:'Default-Communication'.I78" chart:class="chart:line">
            <chart:data-point chart:repeated="3"/>
          </chart:series>
          <chart:series chart:style-name="ch11" chart:values-cell-range-address="'Default-Communication'.J79:'Default-Communication'.J81" chart:label-cell-address="'Default-Communication'.J78:'Default-Communication'.J7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8x18,</text:p>
                <draw:g>
                  <svg:desc>'Default-Communication'.H78:'Default-Communication'.H78</svg:desc>
                </draw:g>
              </table:table-cell>
              <table:table-cell office:value-type="string">
                <text:p>54x54,</text:p>
                <draw:g>
                  <svg:desc>'Default-Communication'.I78:'Default-Communication'.I78</svg:desc>
                </draw:g>
              </table:table-cell>
              <table:table-cell office:value-type="string">
                <text:p>162x162,</text:p>
                <draw:g>
                  <svg:desc>'Default-Communication'.J78:'Default-Communication'.J7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Default-Communication'.G79:'Default-Communication'.G81</svg:desc>
                </draw:g>
              </table:table-cell>
              <table:table-cell office:value-type="float" office:value="1">
                <text:p>1</text:p>
                <draw:g>
                  <svg:desc>'Default-Communication'.H79:'Default-Communication'.H81</svg:desc>
                </draw:g>
              </table:table-cell>
              <table:table-cell office:value-type="float" office:value="1">
                <text:p>1</text:p>
                <draw:g>
                  <svg:desc>'Default-Communication'.I79:'Default-Communication'.I81</svg:desc>
                </draw:g>
              </table:table-cell>
              <table:table-cell office:value-type="float" office:value="1">
                <text:p>1</text:p>
                <draw:g>
                  <svg:desc>'Default-Communication'.J79:'Default-Communication'.J81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853528130607706">
                <text:p>0.853528130607706</text:p>
              </table:table-cell>
              <table:table-cell office:value-type="float" office:value="0.95069404750287">
                <text:p>0.95069404750287</text:p>
              </table:table-cell>
              <table:table-cell office:value-type="float" office:value="0.900994617919719">
                <text:p>0.90099461791971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564631178819764">
                <text:p>0.564631178819764</text:p>
              </table:table-cell>
              <table:table-cell office:value-type="float" office:value="0.649053119834514">
                <text:p>0.649053119834514</text:p>
              </table:table-cell>
              <table:table-cell office:value-type="float" office:value="0.55678059536935">
                <text:p>0.55678059536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